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663366" style:font-name="DejaVu Sans Light" fo:font-size="26pt" fo:letter-spacing="normal" fo:font-style="normal" fo:font-weight="normal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663366" style:font-name="Liberation Serif" fo:font-size="18pt" fo:letter-spacing="normal" fo:font-style="normal" fo:font-weight="bold" officeooo:rsid="0001cd81" officeooo:paragraph-rsid="0001cd8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663366" style:font-name="Liberation Serif" fo:font-size="18pt" fo:letter-spacing="normal" fo:font-style="normal" fo:font-weight="bold" officeooo:rsid="00036446" officeooo:paragraph-rsid="0003644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663366" style:font-name="Liberation Serif" fo:font-size="16pt" fo:letter-spacing="normal" fo:font-style="normal" fo:font-weight="bold" officeooo:rsid="0001cd81" officeooo:paragraph-rsid="0001cd8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1cd81" officeooo:paragraph-rsid="0001cd81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36446" officeooo:paragraph-rsid="00036446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36446" officeooo:paragraph-rsid="00036446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fo:font-weight="normal" officeooo:rsid="00036446" officeooo:paragraph-rsid="00036446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fo:font-weight="normal" officeooo:rsid="00058a22" officeooo:paragraph-rsid="00058a22" style:font-size-asian="16pt" style:font-size-complex="16pt"/>
    </style:style>
    <style:style style:name="P1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1cd81" officeooo:paragraph-rsid="0001cd81" style:font-size-asian="18pt" style:font-size-complex="18pt"/>
    </style:style>
    <style:style style:name="P11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1cd81" officeooo:paragraph-rsid="0001cd81" style:font-size-asian="18pt" style:font-size-complex="18pt"/>
    </style:style>
    <style:style style:name="P12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1cd81" officeooo:paragraph-rsid="0001cd81" style:font-size-asian="15pt" style:font-size-complex="15pt"/>
    </style:style>
    <style:style style:name="P13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1cd81" officeooo:paragraph-rsid="0001cd81" style:font-size-asian="15pt" style:font-size-complex="15pt"/>
    </style:style>
    <style:style style:name="P14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36446" officeooo:paragraph-rsid="00036446" style:font-size-asian="15pt" style:font-size-complex="15pt"/>
    </style:style>
    <style:style style:name="P15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58a22" officeooo:paragraph-rsid="00058a22" style:font-size-asian="15pt" style:font-size-complex="15pt"/>
    </style:style>
    <style:style style:name="P16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77660" officeooo:paragraph-rsid="00077660" style:font-size-asian="15pt" style:font-size-complex="15pt"/>
    </style:style>
    <style:style style:name="P17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fo:font-weight="normal" officeooo:rsid="00058a22" officeooo:paragraph-rsid="00058a22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fo:font-weight="normal" officeooo:rsid="0001cd81" officeooo:paragraph-rsid="0001cd81" style:font-size-asian="16pt" style:font-size-complex="16pt"/>
    </style:style>
    <style:style style:name="P19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fo:font-weight="normal" officeooo:rsid="000e4ea4" officeooo:paragraph-rsid="000e4ea4" style:font-size-asian="16pt" style:font-size-complex="16pt"/>
    </style:style>
    <style:style style:name="P20" style:family="paragraph" style:parent-style-name="Standard" style:list-style-name="L1">
      <style:paragraph-properties fo:text-align="start" style:justify-single-word="false"/>
      <style:text-properties fo:font-variant="normal" fo:text-transform="none" fo:color="#663366" style:font-name="Liberation Serif" fo:font-size="16pt" fo:letter-spacing="normal" fo:font-style="normal" fo:font-weight="normal" officeooo:rsid="00058a22" officeooo:paragraph-rsid="00058a22" style:font-size-asian="16pt" style:font-size-complex="16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5pt" officeooo:rsid="0001cd81" officeooo:paragraph-rsid="0001cd81" style:font-size-asian="15pt" style:font-size-complex="15pt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5pt" officeooo:rsid="0001cd81" officeooo:paragraph-rsid="0001cd81" style:font-size-asian="15pt" style:font-size-complex="15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5pt" officeooo:rsid="00058a22" officeooo:paragraph-rsid="00058a22" style:font-size-asian="15pt" style:font-size-complex="15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5pt" officeooo:rsid="00077660" officeooo:paragraph-rsid="00077660" style:font-size-asian="15pt" style:font-size-complex="15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5pt" officeooo:rsid="0008e6af" officeooo:paragraph-rsid="0008e6af" style:font-size-asian="15pt" style:font-size-complex="15pt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5pt" officeooo:rsid="0003a05d" officeooo:paragraph-rsid="0003a05d" style:font-size-asian="13.1000003814697pt" style:font-size-complex="15pt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5pt" officeooo:rsid="0003a05d" officeooo:paragraph-rsid="00058a22" style:font-size-asian="13.1000003814697pt" style:font-size-complex="15pt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6pt" officeooo:rsid="00077660" officeooo:paragraph-rsid="0008e6af" style:font-size-asian="16pt" style:font-size-complex="16pt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6pt" officeooo:rsid="0008e6af" officeooo:paragraph-rsid="0008e6af" style:font-size-asian="16pt" style:font-size-complex="16pt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6pt" officeooo:rsid="0009a79e" officeooo:paragraph-rsid="0009a79e" style:font-size-asian="16pt" style:font-size-complex="16pt"/>
    </style:style>
    <style:style style:name="T1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" style:family="text">
      <style:text-properties fo:font-variant="normal" fo:text-transform="none" fo:color="#000000" style:font-name="Liberation Serif" fo:letter-spacing="normal" fo:font-style="normal" fo:font-weight="normal" fo:background-color="#ffff00" loext:char-shading-value="0"/>
    </style:style>
    <style:style style:name="T3" style:family="text">
      <style:text-properties fo:font-variant="normal" fo:text-transform="none" fo:color="#000000" style:font-name="Liberation Serif" fo:letter-spacing="normal" fo:font-style="normal" fo:font-weight="normal" officeooo:rsid="00036446"/>
    </style:style>
    <style:style style:name="T4" style:family="text">
      <style:text-properties fo:font-variant="normal" fo:text-transform="none" fo:color="#000000" style:font-name="Liberation Serif" fo:letter-spacing="normal" fo:font-style="normal" fo:font-weight="normal" officeooo:rsid="00058a22"/>
    </style:style>
    <style:style style:name="T5" style:family="text">
      <style:text-properties fo:font-variant="normal" fo:text-transform="none" fo:color="#000000" style:font-name="Liberation Serif" fo:letter-spacing="normal" fo:font-style="normal" fo:font-weight="normal" officeooo:rsid="00077660"/>
    </style:style>
    <style:style style:name="T6" style:family="text">
      <style:text-properties fo:font-variant="normal" fo:text-transform="none" fo:color="#000000" style:font-name="Liberation Serif" fo:letter-spacing="normal" fo:font-style="normal" fo:font-weight="normal" officeooo:rsid="0008e6af"/>
    </style:style>
    <style:style style:name="T7" style:family="text">
      <style:text-properties fo:font-variant="normal" fo:text-transform="none" fo:color="#000000" style:font-name="Liberation Serif" fo:letter-spacing="normal" fo:font-style="normal" fo:font-weight="normal" officeooo:rsid="00090ca4"/>
    </style:style>
    <style:style style:name="T8" style:family="text">
      <style:text-properties fo:font-variant="normal" fo:text-transform="none" fo:color="#000000" style:font-name="Liberation Serif" fo:letter-spacing="normal" fo:font-style="normal" fo:font-weight="normal" officeooo:rsid="0009a7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Bootstrap 3</text:p>
      <text:p text:style-name="P1"/>
      <text:p text:style-name="P2">Introdução </text:p>
      <text:list xml:id="list714333857977208844" text:style-name="L1">
        <text:list-header>
          <text:p text:style-name="P10"/>
        </text:list-header>
        <text:list-item>
          <text:p text:style-name="P12">É uma ferramenta de START, ou seja, não leva tão a sério e não deve ser o foco do projeto;</text:p>
        </text:list-item>
        <text:list-item>
          <text:p text:style-name="P12">É Open Source;</text:p>
        </text:list-item>
        <text:list-item>
          <text:p text:style-name="P21"><text:span text:style-name="T1">Surgiu no Twitter (Mark e Jacob) em 2010. Em 2012 ficou conhecido pela ideia de </text:span><text:span text:style-name="T2">GRID</text:span><text:span text:style-name="T1">: Designer Responsivo. </text:span></text:p>
        </text:list-item>
      </text:list>
      <text:p text:style-name="P5"/>
      <text:p text:style-name="P4">Importante saber…</text:p>
      <text:p text:style-name="P5"/>
      <text:p text:style-name="P18">Definições de cores(5):</text:p>
      <text:list xml:id="list2647405680864689532" text:style-name="L5">
        <text:list-item>
          <text:p text:style-name="P19">Active (articula uma row ou célula)</text:p>
        </text:list-item>
      </text:list>
      <text:list xml:id="list5999199705266272903" text:style-name="L2">
        <text:list-item>
          <text:p text:style-name="P13">Primary (primário)</text:p>
        </text:list-item>
        <text:list-item>
          <text:p text:style-name="P13">Info (passar infomações)</text:p>
        </text:list-item>
        <text:list-item>
          <text:p text:style-name="P22"><text:span text:style-name="T1">Warning (ale</text:span><text:span text:style-name="T3">rtas</text:span><text:span text:style-name="T1">)</text:span></text:p>
        </text:list-item>
        <text:list-item>
          <text:p text:style-name="P22"><text:span text:style-name="T1">Danger </text:span><text:span text:style-name="T3">(fazer erros)</text:span></text:p>
        </text:list-item>
        <text:list-item>
          <text:p text:style-name="P13">Success (passar tranquilidade)</text:p>
          <text:p text:style-name="P11"/>
        </text:list-item>
      </text:list>
      <text:p text:style-name="P8">Suporte a esses processadores:</text:p>
      <text:list xml:id="list4645497603496993559" text:style-name="L3">
        <text:list-item>
          <text:p text:style-name="P14">Less</text:p>
        </text:list-item>
        <text:list-item>
          <text:p text:style-name="P14">Sass</text:p>
        </text:list-item>
        <text:list-item>
          <text:p text:style-name="P14">Stylus</text:p>
        </text:list-item>
      </text:list>
      <text:p text:style-name="P7"/>
      <text:p text:style-name="P3">Sistemas de Grid</text:p>
      <text:p text:style-name="P6"/>
      <text:list xml:id="list46742783178214985" text:style-name="L4">
        <text:list-item>
          <text:p text:style-name="P26"><text:span text:style-name="T1">É uma estrutura que define um espaço horizontal e vertical em blocos, unidades preenchidas com textos, imagem, </text:span><text:span text:style-name="T4">vídeos</text:span><text:span text:style-name="T1"> etc.… </text:span></text:p>
        </text:list-item>
        <text:list-item>
          <text:p text:style-name="P27"><text:span text:style-name="T1">É composta por um </text:span><text:span text:style-name="T2">contêiner de linhas e colunas</text:span><text:span text:style-name="T1">. 12 colunas limites. </text:span></text:p>
        </text:list-item>
        <text:list-item>
          <text:p text:style-name="P27"><text:span text:style-name="T4">Tem um espaçamento padrão de 30 pixels mas é </text:span><text:span text:style-name="T8">customizável.</text:span><text:span text:style-name="T1"> <text:s/></text:span></text:p>
        </text:list-item>
      </text:list>
      <text:list xml:id="list162609735711809" text:continue-list="list714333857977208844" text:style-name="L1">
        <text:list-header>
          <text:p text:style-name="P10"/>
          <text:p text:style-name="P20">Dispositivos… </text:p>
          <text:p text:style-name="P17"/>
        </text:list-header>
        <text:list-item>
          <text:p text:style-name="P23"><text:span text:style-name="T1">São 4 grupos: </text:span><text:span text:style-name="T2">col – xs</text:span><text:span text:style-name="T1">(&lt; 450 pixels: smartphones pequenos ), </text:span><text:span text:style-name="T2">col – sm</text:span><text:span text:style-name="T1">(&gt;=768 pixels: tablets ), </text:span><text:span text:style-name="T2">col – md</text:span><text:span text:style-name="T1">(&gt;=998 pixels :notebook e computadores), </text:span><text:span text:style-name="T2">col – lg</text:span><text:span text:style-name="T1">(&gt;=1200 pixels: monitores grandes e tvs) </text:span></text:p>
          <text:list>
            <text:list-item>
              <text:p text:style-name="P23"><text:soft-page-break/><text:span text:style-name="T1">Sendo tamanho, a largura da janela e não </text:span><text:span text:style-name="T8">a </text:span><text:span text:style-name="T1">resolução do dispositivo;</text:span></text:p>
            </text:list-item>
          </text:list>
        </text:list-item>
        <text:list-item>
          <text:p text:style-name="P15">Esses nomes são pra iniciar a classe, ex.: tele.col-xs-(numero da coluna)</text:p>
          <text:p text:style-name="P17"/>
          <text:p text:style-name="P20">Contêineres:</text:p>
          <text:p text:style-name="P17"/>
        </text:list-item>
        <text:list-item>
          <text:p text:style-name="P15">Tem dois tipos: fixo e fluido.</text:p>
        </text:list-item>
        <text:list-item>
          <text:p text:style-name="P23"><text:span text:style-name="T2">FIXO</text:span><text:span text:style-name="T1">: Tem limite de tamanho (960 pixels). </text:span><text:span text:style-name="T5">Ele fica “pequeno” na tela; </text:span></text:p>
          <text:list>
            <text:list-item>
              <text:p text:style-name="P24"><text:span text:style-name="T1">&lt; div </text:span><text:span text:style-name="T5">c</text:span><text:span text:style-name="T1">lass=”container” &gt; &lt;/div&gt;</text:span></text:p>
            </text:list-item>
          </text:list>
        </text:list-item>
        <text:list-item>
          <text:p text:style-name="P24"><text:span text:style-name="T2">FLUIDO</text:span><text:span text:style-name="T1">: Diferente do fixo, ele se expande na tela. É o ideia para se trabalhar porque é o responsivo. </text:span><text:span text:style-name="T6">Tem 15 pixels de margem</text:span><text:span text:style-name="T1">;</text:span></text:p>
          <text:list>
            <text:list-item>
              <text:p text:style-name="P16">&lt; div class=”container-fluid” &gt; &lt;/div&gt;</text:p>
            </text:list-item>
          </text:list>
        </text:list-item>
        <text:list-item>
          <text:p text:style-name="P25"><text:span text:style-name="T1">Importância do </text:span><text:span text:style-name="T2">row</text:span><text:span text:style-name="T1">: <text:s/>Ao usar mais de um contêiner dentro de uma coluna, a largura de baixo vai juntar com a largura de cima, </text:span><text:span text:style-name="T8">para evitar essa desgraça, use:</text:span></text:p>
          <text:list>
            <text:list-item>
              <text:p text:style-name="P28"><text:span text:style-name="T1">&lt; div class=”</text:span><text:span text:style-name="T6">row</text:span><text:span text:style-name="T1">” &gt; &lt;/div&gt;</text:span></text:p>
            </text:list-item>
          </text:list>
        </text:list-item>
        <text:list-item>
          <text:p text:style-name="P29"><text:span text:style-name="T1">É possível definir tamanhos diferentes para cada dispositivo no mesmo </text:span><text:span text:style-name="T8">código</text:span><text:span text:style-name="T1">, exemplo: para dispositivos com telas como de notebook vai ter uma coluna de 4, e para tvs vai ter uma coluna de 10</text:span></text:p>
          <text:list>
            <text:list-item>
              <text:p text:style-name="P29"><text:span text:style-name="T1">&lt;aside class = “</text:span><text:span text:style-name="T7">col-md-4 col-lg-10</text:span><text:span text:style-name="T1">”&gt;&lt;/aside&gt;</text:span></text:p>
            </text:list-item>
          </text:list>
        </text:list-item>
        <text:list-item>
          <text:p text:style-name="P30"><text:span text:style-name="T2">É importante também sempre somar o tamanho das colunas tendo 12</text:span><text:span text:style-name="T1">.</text:span></text:p>
        </text:list-item>
      </text:list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4:00:27.710934110</meta:creation-date>
    <dc:date>2017-05-09T16:26:08.174590231</dc:date>
    <meta:editing-duration>PT29M1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346" meta:character-count="1913" meta:non-whitespace-character-count="1625"/>
  </office:meta>
</office:document-meta>
</file>